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12mm"/>
    </style:style>
    <style:style style:name="co3" style:family="table-column">
      <style:table-column-properties fo:break-before="auto" style:column-width="18.5mm"/>
    </style:style>
    <style:style style:name="co4" style:family="table-column">
      <style:table-column-properties fo:break-before="auto" style:column-width="33.76mm"/>
    </style:style>
    <style:style style:name="co5" style:family="table-column">
      <style:table-column-properties fo:break-before="auto" style:column-width="11.98mm"/>
    </style:style>
    <style:style style:name="co6" style:family="table-column">
      <style:table-column-properties fo:break-before="auto" style:column-width="29.4mm"/>
    </style:style>
    <style:style style:name="co7" style:family="table-column">
      <style:table-column-properties fo:break-before="auto" style:column-width="104.0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5mm" fo:break-before="auto" style:use-optimal-row-height="true"/>
    </style:style>
    <style:style style:name="ro3" style:family="table-row">
      <style:table-row-properties style:row-height="8.18mm" fo:break-before="auto" style:use-optimal-row-height="false"/>
    </style:style>
    <style:style style:name="ro4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</style:style>
    <style:style style:name="ce19" style:family="table-cell" style:parent-style-name="Default" style:data-style-name="N37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4" style:family="table-cell" style:parent-style-name="Default" style:data-style-name="N37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5" style:family="table-cell" style:parent-style-name="Default" style:data-style-name="N37">
      <style:table-cell-properties fo:background-color="#00ffff" style:text-align-source="fix" style:repeat-content="false" fo:wrap-option="wrap"/>
      <style:paragraph-properties fo:text-align="center" fo:margin-left="0mm"/>
    </style:style>
    <style:style style:name="ce6" style:family="table-cell" style:parent-style-name="Default">
      <style:table-cell-properties fo:background-color="#ff6600"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ackground-color="#ffff66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99ff66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0066ff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00ffff"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fo:background-color="#ff3333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00ffff"/>
    </style:style>
    <style:style style:name="ce1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14" style:family="table-cell" style:parent-style-name="Default">
      <style:table-cell-properties fo:background-color="transparent"/>
    </style:style>
    <style:style style:name="ce32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43" style:family="table-cell" style:parent-style-name="Default">
      <style:table-cell-properties fo:background-color="#ff6600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00ffff" style:text-align-source="fix" style:repeat-content="false" fo:wrap-option="wrap" style:vertical-align="middle"/>
      <style:paragraph-properties fo:text-align="center" fo:margin-left="0mm"/>
    </style:style>
    <style:style style:name="ce3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7" style:family="table-cell" style:parent-style-name="Default" style:data-style-name="N41">
      <style:table-cell-properties style:text-align-source="fix" style:repeat-content="false" style:vertical-align="middle"/>
      <style:paragraph-properties fo:text-align="center" fo:margin-left="0mm"/>
    </style:style>
    <style:style style:name="ce51" style:family="table-cell" style:parent-style-name="Default">
      <style:text-properties fo:font-weight="bold" style:font-weight-asian="bold" style:font-weight-complex="bold"/>
    </style:style>
    <style:style style:name="ce52" style:family="table-cell" style:parent-style-name="Default" style:data-style-name="N37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прогресс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13"/>
        <table:table-column table:style-name="co1" table:default-cell-style-name="Default"/>
        <table:table-column table:style-name="co1" table:default-cell-style-name="ce42"/>
        <table:table-column table:style-name="co4" table:default-cell-style-name="ce42"/>
        <table:table-column table:style-name="co1" table:default-cell-style-name="ce42"/>
        <table:table-row table:style-name="ro1">
          <table:table-cell/>
          <table:table-cell table:style-name="ce1" office:value-type="float" office:value="2018" calcext:value-type="float" table:number-columns-spanned="3" table:number-rows-spanned="1">
            <text:p>2018</text:p>
          </table:table-cell>
          <table:covered-table-cell/>
          <table:covered-table-cell table:style-name="Default"/>
          <table:table-cell/>
          <table:table-cell table:style-name="ce1" office:value-type="float" office:value="2019" calcext:value-type="float" table:number-columns-spanned="3" table:number-rows-spanned="1">
            <text:p>2019</text:p>
          </table:table-cell>
          <table:covered-table-cell table:number-columns-repeated="2" table:style-name="Default"/>
        </table:table-row>
        <table:table-row table:style-name="ro1">
          <table:table-cell/>
          <table:table-cell table:style-name="ce2" office:value-type="string" calcext:value-type="string">
            <text:p>дата</text:p>
          </table:table-cell>
          <table:table-cell table:style-name="ce2" office:value-type="string" calcext:value-type="string">
            <text:p>чем занимался</text:p>
          </table:table-cell>
          <table:table-cell table:style-name="ce2" office:value-type="string" calcext:value-type="string">
            <text:p>ак. часов</text:p>
          </table:table-cell>
          <table:table-cell/>
          <table:table-cell table:style-name="ce2" office:value-type="string" calcext:value-type="string">
            <text:p>дата</text:p>
          </table:table-cell>
          <table:table-cell table:style-name="ce2" office:value-type="string" calcext:value-type="string">
            <text:p>чем занимался</text:p>
          </table:table-cell>
          <table:table-cell table:style-name="ce2" office:value-type="string" calcext:value-type="string">
            <text:p>ак. часов</text:p>
          </table:table-cell>
        </table:table-row>
        <table:table-row table:style-name="ro2">
          <table:table-cell/>
          <table:table-cell table:style-name="ce3" office:value-type="date" office:date-value="2018-05-06" calcext:value-type="date">
            <text:p>06.05.18</text:p>
          </table:table-cell>
          <table:table-cell table:style-name="ce5" office:value-type="string" calcext:value-type="string">
            <text:p>Joker 2016 Эффективная работа с IDE(A)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8-24" calcext:value-type="date">
            <text:p>24.08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5-07" calcext:value-type="date">
            <text:p>07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8-24" calcext:value-type="date">
            <text:p>24.08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5-08" calcext:value-type="date">
            <text:p>08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8-25" calcext:value-type="date">
            <text:p>25.08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9" office:value-type="date" office:date-value="2018-05-09" calcext:value-type="date" table:number-columns-spanned="1" table:number-rows-spanned="2">
            <text:p>09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8-25" calcext:value-type="date">
            <text:p>25.08.19</text:p>
          </table:table-cell>
          <table:table-cell table:style-name="ce6" office:value-type="string" calcext:value-type="string">
            <text:p>gi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table:style-name="ce32" office:value-type="date" office:date-value="2019-08-25" calcext:value-type="date">
            <text:p>25.08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5-10" calcext:value-type="date">
            <text:p>10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8-28" calcext:value-type="date">
            <text:p>28.08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5-11" calcext:value-type="date" table:number-columns-spanned="1" table:number-rows-spanned="2">
            <text:p>11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8-30" calcext:value-type="date">
            <text:p>30.08.19</text:p>
          </table:table-cell>
          <table:table-cell table:style-name="ce6" office:value-type="string" calcext:value-type="string">
            <text:p>gi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8-31" calcext:value-type="date">
            <text:p>31.08.19</text:p>
          </table:table-cell>
          <table:table-cell table:style-name="ce6" office:value-type="string" calcext:value-type="string">
            <text:p>gi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5-12" calcext:value-type="date">
            <text:p>12.05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5" calcext:value-type="float">
            <text:p>5</text:p>
          </table:table-cell>
          <table:table-cell table:style-name="ce14"/>
          <table:table-cell table:style-name="ce32" office:value-type="date" office:date-value="2019-08-31" calcext:value-type="date">
            <text:p>31.08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5-13" calcext:value-type="date">
            <text:p>13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8" calcext:value-type="float">
            <text:p>8</text:p>
          </table:table-cell>
          <table:table-cell table:style-name="ce14"/>
          <table:table-cell table:style-name="ce32" office:value-type="date" office:date-value="2019-09-01" calcext:value-type="date">
            <text:p>01.09.19</text:p>
          </table:table-cell>
          <table:table-cell table:style-name="ce6" office:value-type="string" calcext:value-type="string">
            <text:p>про рефакторинг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5-14" calcext:value-type="date">
            <text:p>14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9-01" calcext:value-type="date">
            <text:p>01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5-15" calcext:value-type="date">
            <text:p>15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table:style-name="ce32" office:value-type="date" office:date-value="2019-09-01" calcext:value-type="date">
            <text:p>01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" office:value-type="date" office:date-value="2018-05-16" calcext:value-type="date">
            <text:p>16.05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9-04" calcext:value-type="date">
            <text:p>04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3" office:value-type="date" office:date-value="2018-05-17" calcext:value-type="date">
            <text:p>17.05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3" calcext:value-type="float">
            <text:p>3</text:p>
          </table:table-cell>
          <table:table-cell table:style-name="ce14"/>
          <table:table-cell table:style-name="ce32" office:value-type="date" office:date-value="2019-09-04" calcext:value-type="date">
            <text:p>04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5-18" calcext:value-type="date" table:number-columns-spanned="1" table:number-rows-spanned="2">
            <text:p>18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table:style-name="ce32" office:value-type="date" office:date-value="2019-09-06" calcext:value-type="date">
            <text:p>06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table:style-name="ce32" office:value-type="date" office:date-value="2019-09-07" calcext:value-type="date">
            <text:p>07.09.19</text:p>
          </table:table-cell>
          <table:table-cell table:style-name="ce6" office:value-type="string" calcext:value-type="string">
            <text:p>тестовое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5-19" calcext:value-type="date">
            <text:p>19.05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9-11" calcext:value-type="date">
            <text:p>11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5-21" calcext:value-type="date" table:number-columns-spanned="1" table:number-rows-spanned="2">
            <text:p>21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table:style-name="ce32" office:value-type="date" office:date-value="2019-09-11" calcext:value-type="date">
            <text:p>11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table:style-name="ce32" office:value-type="date" office:date-value="2019-09-15" calcext:value-type="date">
            <text:p>15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" office:value-type="date" office:date-value="2018-05-22" calcext:value-type="date">
            <text:p>22.05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9-15" calcext:value-type="date">
            <text:p>15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5-23" calcext:value-type="date">
            <text:p>23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table:style-name="ce32" office:value-type="date" office:date-value="2019-09-17" calcext:value-type="date">
            <text:p>17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3" office:value-type="date" office:date-value="2018-05-24" calcext:value-type="date">
            <text:p>24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9-18" calcext:value-type="date">
            <text:p>18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5-25" calcext:value-type="date" table:number-columns-spanned="1" table:number-rows-spanned="2">
            <text:p>25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9-20" calcext:value-type="date">
            <text:p>20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9-21" calcext:value-type="date">
            <text:p>21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table:style-name="ce19" office:value-type="date" office:date-value="2018-05-26" calcext:value-type="date" table:number-columns-spanned="1" table:number-rows-spanned="3">
            <text:p>26.05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 table:style-name="ce14"/>
          <table:table-cell table:style-name="ce32" office:value-type="date" office:date-value="2019-09-21" calcext:value-type="date">
            <text:p>21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  <table:table-cell table:style-name="ce14"/>
          <table:table-cell table:style-name="ce32" office:value-type="date" office:date-value="2019-09-22" calcext:value-type="date">
            <text:p>22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covered-table-cell table:style-name="ce3"/>
          <table:table-cell table:style-name="ce10" office:value-type="string" calcext:value-type="string">
            <text:p>видеою. Maven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9-24" calcext:value-type="date">
            <text:p>24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9" office:value-type="date" office:date-value="2018-05-27" calcext:value-type="date" table:number-columns-spanned="1" table:number-rows-spanned="3">
            <text:p>27.05.18</text:p>
          </table:table-cell>
          <table:table-cell table:style-name="ce10" office:value-type="string" calcext:value-type="string">
            <text:p>видео. Монады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9-25" calcext:value-type="date">
            <text:p>25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3"/>
          <table:table-cell table:style-name="ce10" office:value-type="string" calcext:value-type="string">
            <text:p>видео. Монады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9-28" calcext:value-type="date">
            <text:p>28.09.19</text:p>
          </table:table-cell>
          <table:table-cell table:style-name="ce6" office:value-type="string" calcext:value-type="string">
            <text:p>переработка видео Виктора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covered-table-cell/>
          <table:table-cell table:style-name="ce9" office:value-type="string" calcext:value-type="string">
            <text:p>SQL</text:p>
          </table:table-cell>
          <table:table-cell office:value-type="float" office:value="4" calcext:value-type="float">
            <text:p>4</text:p>
          </table:table-cell>
          <table:table-cell/>
          <table:table-cell table:style-name="ce32" office:value-type="date" office:date-value="2019-09-28" calcext:value-type="date">
            <text:p>28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9" office:value-type="date" office:date-value="2018-05-29" calcext:value-type="date" table:number-columns-spanned="1" table:number-rows-spanned="2">
            <text:p>29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/>
          <table:table-cell table:style-name="ce32" office:value-type="date" office:date-value="2019-09-29" calcext:value-type="date">
            <text:p>29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covered-table-cell/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table:style-name="ce32" office:value-type="date" office:date-value="2019-10-02" calcext:value-type="date">
            <text:p>02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5-30" calcext:value-type="date" table:number-columns-spanned="1" table:number-rows-spanned="2">
            <text:p>30.05.18</text:p>
          </table:table-cell>
          <table:table-cell table:style-name="ce11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/>
          <table:table-cell table:style-name="ce32" office:value-type="date" office:date-value="2019-10-02" calcext:value-type="date">
            <text:p>02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4"/>
          <table:table-cell table:style-name="ce12" office:value-type="string" calcext:value-type="string">
            <text:p>видео. Логгирование</text:p>
          </table:table-cell>
          <table:table-cell office:value-type="float" office:value="1" calcext:value-type="float">
            <text:p>1</text:p>
          </table:table-cell>
          <table:table-cell/>
          <table:table-cell table:style-name="ce32" office:value-type="date" office:date-value="2019-10-04" calcext:value-type="date">
            <text:p>04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5-31" calcext:value-type="date">
            <text:p>31.05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table:style-name="ce32" office:value-type="date" office:date-value="2019-10-05" calcext:value-type="date">
            <text:p>05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6-01" calcext:value-type="date">
            <text:p>01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table:style-name="ce32" office:value-type="date" office:date-value="2019-10-06" calcext:value-type="date">
            <text:p>06.10.19</text:p>
          </table:table-cell>
          <table:table-cell table:style-name="ce6" office:value-type="string" calcext:value-type="string">
            <text:p>JLV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6-02" calcext:value-type="date">
            <text:p>02.06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03" calcext:value-type="date">
            <text:p>03.06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04" calcext:value-type="date">
            <text:p>04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05" calcext:value-type="date">
            <text:p>05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06" calcext:value-type="date">
            <text:p>06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07" calcext:value-type="date">
            <text:p>07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08" calcext:value-type="date">
            <text:p>08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09" calcext:value-type="date">
            <text:p>09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17" calcext:value-type="date">
            <text:p>17.06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20" calcext:value-type="date">
            <text:p>20.06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23" calcext:value-type="date">
            <text:p>23.06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24" calcext:value-type="date" table:number-columns-spanned="1" table:number-rows-spanned="2">
            <text:p>24.06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covered-table-cell/>
          <table:table-cell table:style-name="ce9" office:value-type="string" calcext:value-type="string">
            <text:p>SQL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25" calcext:value-type="date">
            <text:p>25.06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26" calcext:value-type="date">
            <text:p>26.06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07" calcext:value-type="date">
            <text:p>07.07.18</text:p>
          </table:table-cell>
          <table:table-cell table:style-name="ce7" office:value-type="string" calcext:value-type="string">
            <text:p>topjava(проект)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08" calcext:value-type="date" table:number-columns-spanned="1" table:number-rows-spanned="2">
            <text:p>08.07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10" calcext:value-type="date">
            <text:p>10.07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12" calcext:value-type="date" table:number-columns-spanned="1" table:number-rows-spanned="2">
            <text:p>12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6" office:value-type="string" calcext:value-type="string">
            <text:p>Java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14" calcext:value-type="date">
            <text:p>14.07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15" calcext:value-type="date" table:number-columns-spanned="1" table:number-rows-spanned="2">
            <text:p>15.07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covered-table-cell table:style-name="ce3"/>
          <table:table-cell table:style-name="ce6" office:value-type="string" calcext:value-type="string">
            <text:p>Java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16" calcext:value-type="date">
            <text:p>16.07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17" calcext:value-type="date">
            <text:p>17.07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20" calcext:value-type="date" table:number-columns-spanned="1" table:number-rows-spanned="2">
            <text:p>20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23" calcext:value-type="date" table:number-columns-spanned="1" table:number-rows-spanned="2">
            <text:p>23.07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24" calcext:value-type="date" table:number-columns-spanned="1" table:number-rows-spanned="2">
            <text:p>24.07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9" office:value-type="string" calcext:value-type="string">
            <text:p>SQL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25" calcext:value-type="date">
            <text:p>25.07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27" calcext:value-type="date">
            <text:p>27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28" calcext:value-type="date">
            <text:p>28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29" calcext:value-type="date">
            <text:p>29.07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30" calcext:value-type="date">
            <text:p>30.07.18</text:p>
          </table:table-cell>
          <table:table-cell table:style-name="ce9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02" calcext:value-type="date">
            <text:p>02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03" calcext:value-type="date">
            <text:p>03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04" calcext:value-type="date">
            <text:p>04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8-05" calcext:value-type="date" table:number-columns-spanned="1" table:number-rows-spanned="4">
            <text:p>05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9" office:value-type="string" calcext:value-type="string">
            <text:p>SQL (книжечка)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9" office:value-type="string" calcext:value-type="string">
            <text:p>Wicket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07" calcext:value-type="date">
            <text:p>07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08" calcext:value-type="date">
            <text:p>08.08.18</text:p>
          </table:table-cell>
          <table:table-cell table:style-name="ce9" office:value-type="string" calcext:value-type="string">
            <text:p>Wicket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0" calcext:value-type="date">
            <text:p>10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1" calcext:value-type="date">
            <text:p>11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8-12" calcext:value-type="date" table:number-columns-spanned="1" table:number-rows-spanned="2">
            <text:p>12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covered-table-cell/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4" calcext:value-type="date">
            <text:p>14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5" calcext:value-type="date">
            <text:p>15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6" calcext:value-type="date">
            <text:p>16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7" calcext:value-type="date">
            <text:p>17.08.18</text:p>
          </table:table-cell>
          <table:table-cell table:style-name="ce9" office:value-type="string" calcext:value-type="string">
            <text:p>Wicket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8" calcext:value-type="date">
            <text:p>18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20" calcext:value-type="date">
            <text:p>20.08.18</text:p>
          </table:table-cell>
          <table:table-cell table:style-name="ce9" office:value-type="string" calcext:value-type="string">
            <text:p>Wicket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21" calcext:value-type="date">
            <text:p>21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22" calcext:value-type="date">
            <text:p>22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23" calcext:value-type="date">
            <text:p>23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25" calcext:value-type="date">
            <text:p>25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26" calcext:value-type="date">
            <text:p>26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 table:number-rows-repeated="54"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4"/>
        </table:table-row>
      </table:table>
      <table:table table:name="readMe" table:style-name="ta1">
        <table:table-column table:style-name="co1" table:default-cell-style-name="Default"/>
        <table:table-column table:style-name="co5" table:default-cell-style-name="ce41"/>
        <table:table-column table:style-name="co6" table:default-cell-style-name="ce39"/>
        <table:table-column table:style-name="co7" table:default-cell-style-name="ce39"/>
        <table:table-column table:style-name="co1" table:number-columns-repeated="6" table:default-cell-style-name="Default"/>
        <table:table-row table:style-name="ro1">
          <table:table-cell/>
          <table:table-cell table:style-name="Default"/>
          <table:table-cell table:style-name="Default" office:value-type="string" calcext:value-type="string">
            <text:p>Осн. Задачи</text:p>
          </table:table-cell>
          <table:table-cell table:style-name="Default"/>
          <table:table-cell table:number-columns-repeated="4"/>
          <table:table-cell office:value-type="string" calcext:value-type="string">
            <text:p>лишнее</text:p>
          </table:table-cell>
          <table:table-cell office:value-type="string" calcext:value-type="string">
            <text:p>норма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topjava(проект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Шилдт</text:p>
          </table:table-cell>
          <table:table-cell table:number-columns-repeated="2"/>
          <table:table-cell table:style-name="ce9" office:value-type="string" calcext:value-type="string">
            <text:p>книга</text:p>
          </table:table-cell>
          <table:table-cell table:style-name="ce41" office:value-type="float" office:value="2" calcext:value-type="float">
            <text:p>2</text:p>
          </table:table-cell>
          <table:table-cell table:style-name="ce41" table:number-columns-repeated="2"/>
          <table:table-cell table:style-name="ce41" office:value-type="float" office:value="4" calcext:value-type="float">
            <text:p>4</text:p>
          </table:table-cell>
        </table:table-row>
        <table:table-row table:style-name="ro4">
          <table:table-cell/>
          <table:table-cell office:value-type="float" office:value="3" calcext:value-type="float">
            <text:p>3</text:p>
          </table:table-cell>
          <table:table-cell table:style-name="ce8" office:value-type="string" calcext:value-type="string">
            <text:p>English</text:p>
          </table:table-cell>
          <table:table-cell table:number-columns-repeated="2"/>
          <table:table-cell table:style-name="ce7" office:value-type="string" calcext:value-type="string">
            <text:p>topjava(проект)</text:p>
          </table:table-cell>
          <table:table-cell table:style-name="ce41" office:value-type="float" office:value="4" calcext:value-type="float">
            <text:p>4</text:p>
          </table:table-cell>
          <table:table-cell table:style-name="ce47"/>
          <table:table-cell table:style-name="ce41"/>
          <table:table-cell table:style-name="ce41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43" office:value-type="string" calcext:value-type="string">
            <text:p>Java</text:p>
          </table:table-cell>
          <table:table-cell table:number-columns-repeated="2"/>
          <table:table-cell table:style-name="ce8" office:value-type="string" calcext:value-type="string">
            <text:p>English</text:p>
          </table:table-cell>
          <table:table-cell table:style-name="ce41" office:value-type="float" office:value="11" calcext:value-type="float">
            <text:p>11</text:p>
          </table:table-cell>
          <table:table-cell table:style-name="ce41" table:number-columns-repeated="2"/>
          <table:table-cell table:style-name="ce41"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11" office:value-type="string" calcext:value-type="string">
            <text:p>scala</text:p>
          </table:table-cell>
          <table:table-cell table:number-columns-repeated="2"/>
          <table:table-cell table:style-name="ce43" office:value-type="string" calcext:value-type="string">
            <text:p>Другое</text:p>
          </table:table-cell>
          <table:table-cell table:style-name="ce41" office:value-type="float" office:value="7" calcext:value-type="float">
            <text:p>7</text:p>
          </table:table-cell>
          <table:table-cell/>
          <table:table-cell table:style-name="ce41"/>
          <table:table-cell table:style-name="ce41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44" office:value-type="string" calcext:value-type="string">
            <text:p>Видео</text:p>
          </table:table-cell>
          <table:table-cell table:number-columns-repeated="2"/>
          <table:table-cell table:style-name="ce44"/>
          <table:table-cell table:style-name="ce42"/>
          <table:table-cell/>
          <table:table-cell table:style-name="ce42"/>
          <table:table-cell table:style-name="ce41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46" office:value-type="string" calcext:value-type="string">
            <text:p>Итоги</text:p>
          </table:table-cell>
          <table:table-cell table:style-name="ce41"/>
          <table:table-cell/>
          <table:table-cell table:style-name="ce42"/>
          <table:table-cell table:style-name="ce41" office:value-type="string" calcext:value-type="string">
            <text:p>1 раз/нед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repeated="7"/>
        </table:table-row>
        <table:table-row table:style-name="ro1" table:number-rows-repeated="6">
          <table:table-cell table:style-name="ce40"/>
          <table:table-cell table:number-columns-repeated="9"/>
        </table:table-row>
        <table:table-row table:style-name="ro1" table:number-rows-repeated="12">
          <table:table-cell table:number-columns-repeated="10"/>
        </table:table-row>
        <table:table-row table:style-name="ro1" table:number-rows-repeated="2">
          <table:table-cell table:number-columns-repeated="2"/>
          <table:table-cell table:style-name="ce41"/>
          <table:table-cell table:number-columns-repeated="7"/>
        </table:table-row>
        <table:table-row table:style-name="ro1">
          <table:table-cell/>
          <table:table-cell table:style-name="ce42" table:number-columns-repeated="3"/>
          <table:table-cell table:number-columns-repeated="6"/>
        </table:table-row>
      </table:table>
      <table:table table:name="Книги" table:style-name="ta1"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Общее развитие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Алгоритмы</text:p>
          </table:table-cell>
        </table:table-row>
      </table:table>
      <table:table table:name="actual" table:style-name="ta1">
        <table:table-column table:style-name="co1" table:number-columns-repeated="27" table:default-cell-style-name="Default"/>
        <table:table-row table:style-name="ro1">
          <table:table-cell table:style-name="ce51" office:value-type="string" calcext:value-type="string">
            <text:p>Список дел</text:p>
          </table:table-cell>
          <table:table-cell table:number-columns-repeated="2"/>
          <table:table-cell table:style-name="ce52" office:value-type="string" calcext:value-type="string">
            <text:p>на август</text:p>
          </table:table-cell>
          <table:table-cell table:number-columns-repeated="22"/>
          <table:table-cell office:value-type="string" calcext:value-type="string">
            <text:p>Планировать и подбивать итоги раз в неделю/год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Определить день (разбирать все бумажки и вкладки)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Конкретные дела на период (выполнимые цели)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Время д — СБ 1 час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Раз в неделю разбирать бумажки и приводить ссылки в порядок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Свободный урок, какую-нибудь технологию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6">00.00.0000</text:date>, <text:time style:data-style-name="N2" text:time-value="23:32:19.8980967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7T18:32:30.621666751</meta:creation-date>
    <meta:generator>LibreOffice/6.0.7.3$Linux_X86_64 LibreOffice_project/00m0$Build-3</meta:generator>
    <dc:date>2019-10-06T10:59:54.798293456</dc:date>
    <meta:editing-duration>P69DT22H7M59S</meta:editing-duration>
    <meta:editing-cycles>367</meta:editing-cycles>
    <meta:document-statistic meta:table-count="4" meta:cell-count="427" meta:object-count="0"/>
  </office:meta>
</office:document-meta>
</file>